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4cm" fo:min-width="0cm"/>
    </style:style>
    <style:style style:name="gr3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9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0.5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0.5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0.927cm"/>
    </style:style>
    <style:style style:name="gr8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5cm" fo:min-width="0cm"/>
    </style:style>
    <style:style style:name="gr9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3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705cm" svg:y1="13.656cm" svg:x2="13.562cm" svg:y2="3.156cm">
          <text:p/>
        </draw:line>
        <draw:line draw:style-name="gr1" draw:text-style-name="P1" draw:layer="layout" svg:x1="6.277cm" svg:y1="13.63cm" svg:x2="5.262cm" svg:y2="10.126cm">
          <text:p/>
        </draw:line>
        <draw:line draw:style-name="gr1" draw:text-style-name="P1" draw:layer="layout" svg:x1="6.276cm" svg:y1="13.63cm" svg:x2="8.326cm" svg:y2="6.664cm">
          <text:p/>
        </draw:line>
        <draw:custom-shape draw:style-name="gr2" draw:text-style-name="P2" draw:layer="layout" svg:width="0.342cm" svg:height="0.358cm" svg:x="6.091cm" svg:y="13.4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58cm" svg:x="7.154cm" svg:y="9.9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3cm" svg:height="0.36cm" svg:x="8.172cm" svg:y="6.4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492cm" svg:height="1.326cm" svg:x="0.907cm" svg:y="1.435cm">
          <draw:text-box>
            <text:p>Level</text:p>
          </draw:text-box>
        </draw:frame>
        <draw:custom-shape draw:style-name="gr2" draw:text-style-name="P2" draw:layer="layout" svg:width="0.342cm" svg:height="0.358cm" svg:x="6.091cm" svg:y="13.4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055cm" svg:height="1.326cm" svg:x="1.67cm" svg:y="2.447cm">
          <draw:text-box>
            <text:p>0</text:p>
          </draw:text-box>
        </draw:frame>
        <draw:frame draw:style-name="gr6" draw:text-style-name="P3" draw:layer="layout" svg:width="1.055cm" svg:height="1.324cm" svg:x="1.59cm" svg:y="6.022cm">
          <draw:text-box>
            <text:p>1</text:p>
          </draw:text-box>
        </draw:frame>
        <draw:frame draw:style-name="gr7" draw:text-style-name="P3" draw:layer="layout" svg:width="1.427cm" svg:height="1.19cm" draw:transform="rotate (-1.5707963267949) translate (2.938cm 7.223cm)">
          <draw:text-box>
            <text:p>...</text:p>
          </draw:text-box>
        </draw:frame>
        <draw:line draw:style-name="gr1" draw:text-style-name="P1" draw:layer="layout" svg:x1="10.419cm" svg:y1="13.656cm" svg:x2="8.327cm" svg:y2="6.664cm">
          <text:p/>
        </draw:line>
        <draw:line draw:style-name="gr1" draw:text-style-name="P1" draw:layer="layout" svg:x1="10.419cm" svg:y1="13.656cm" svg:x2="13.562cm" svg:y2="3.156cm">
          <text:p/>
        </draw:line>
        <draw:custom-shape draw:style-name="gr8" draw:text-style-name="P2" draw:layer="layout" svg:width="0.344cm" svg:height="0.359cm" svg:x="10.233cm" svg:y="13.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3cm" svg:height="0.361cm" svg:x="9.22cm" svg:y="9.9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4cm" svg:height="0.36cm" svg:x="8.163cm" svg:y="6.4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2cm" svg:height="0.359cm" svg:x="11.297cm" svg:y="9.9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58cm" svg:x="12.315cm" svg:y="6.5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58cm" svg:x="13.405cm" svg:y="2.9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4cm" svg:height="0.359cm" svg:x="10.233cm" svg:y="13.4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705cm" svg:y1="13.656cm" svg:x2="19.848cm" svg:y2="3.156cm">
          <text:p/>
        </draw:line>
        <draw:custom-shape draw:style-name="gr8" draw:text-style-name="P2" draw:layer="layout" svg:width="0.342cm" svg:height="0.359cm" svg:x="16.52cm" svg:y="13.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2cm" svg:height="0.361cm" svg:x="15.507cm" svg:y="9.9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4cm" svg:height="0.36cm" svg:x="14.449cm" svg:y="6.4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3cm" svg:height="0.359cm" svg:x="17.583cm" svg:y="9.9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58cm" svg:x="18.601cm" svg:y="6.5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2cm" svg:height="0.358cm" svg:x="19.692cm" svg:y="2.9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2cm" svg:height="0.359cm" svg:x="16.52cm" svg:y="13.4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2cm" svg:y1="13.609cm" svg:x2="5.262cm" svg:y2="10.126cm">
          <text:p/>
        </draw:line>
        <draw:custom-shape draw:style-name="gr9" draw:text-style-name="P2" draw:layer="layout" svg:width="0.343cm" svg:height="0.357cm" svg:x="4.014cm" svg:y="13.4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3cm" svg:height="0.358cm" svg:x="4.014cm" svg:y="13.4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42cm" svg:height="0.359cm" svg:x="5.078cm" svg:y="9.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4:11.861467652</dc:date>
    <meta:editing-duration>PT2H26M36S</meta:editing-duration>
    <meta:editing-cycles>58</meta:editing-cycles>
    <meta:generator>LibreOffice/6.3.3.2$Linux_X86_64 LibreOffice_project/a64200df03143b798afd1ec74a12ab50359878ed</meta:generator>
    <meta:document-statistic meta:object-count="32"/>
  </office:meta>
</office:document-meta>
</file>